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85a6" officeooo:paragraph-rsid="000f85a6"/>
    </style:style>
    <style:style style:name="P2" style:family="paragraph" style:parent-style-name="Standard" style:list-style-name="L1">
      <style:text-properties officeooo:rsid="000f85a6" officeooo:paragraph-rsid="000f85a6"/>
    </style:style>
    <style:style style:name="P3" style:family="paragraph" style:parent-style-name="Standard" style:list-style-name="L3">
      <style:text-properties officeooo:paragraph-rsid="000f85a6"/>
    </style:style>
    <style:style style:name="P4" style:family="paragraph" style:parent-style-name="Standard" style:list-style-name="L3">
      <style:text-properties officeooo:rsid="000f85a6" officeooo:paragraph-rsid="00105270" fo:background-color="#ffffff"/>
    </style:style>
    <style:style style:name="P5" style:family="paragraph" style:parent-style-name="Standard" style:list-style-name="L3">
      <style:text-properties officeooo:rsid="00105270" officeooo:paragraph-rsid="00105270" fo:background-color="#ffffff"/>
    </style:style>
    <style:style style:name="T1" style:family="text">
      <style:text-properties officeooo:rsid="000f85a6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f85a6" fo:background-color="#ffff00" loext:char-shading-value="0"/>
    </style:style>
    <style:style style:name="T4" style:family="text">
      <style:text-properties officeooo:rsid="00105270" fo:background-color="#ffff00" loext:char-shading-value="0"/>
    </style:style>
    <style:style style:name="T5" style:family="text">
      <style:text-properties officeooo:rsid="00105270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reate jar files for both desktop and batch</text:p>
      <text:p text:style-name="P1"/>
      <text:list xml:id="list6199518951893481662" text:style-name="L1">
        <text:list-item>
          <text:p text:style-name="P2">right click the project folder --&gt; goto Export ---&gt; search RUNNABLE JAR</text:p>
        </text:list-item>
      </text:list>
      <text:p text:style-name="P1"/>
      <text:p text:style-name="P1">How to deploy the code using filezilla application</text:p>
      <text:p text:style-name="P1"/>
      <text:list xml:id="list2013962404066316365" text:style-name="L3">
        <text:list-item>
          <text:p text:style-name="P3"><text:span text:style-name="T1"><text:s text:c="2"/>enter Host has </text:span><text:span text:style-name="T3">34.192.170.13</text:span></text:p>
        </text:list-item>
        <text:list-item>
          <text:p text:style-name="P4">username <text:span text:style-name="T5">has </text:span><text:span text:style-name="T4">realestate</text:span></text:p>
        </text:list-item>
        <text:list-item>
          <text:p text:style-name="P5">password has <text:span text:style-name="T2">realestate123</text:span></text:p>
        </text:list-item>
        <text:list-item>
          <text:p text:style-name="P5">do not enter anything in port field</text:p>
        </text:list-item>
        <text:list-item>
          <text:p text:style-name="P5">drag and drop the created jar file from our local location to connected location</text:p>
        </text:list-item>
        <text:list-item>
          <text:p text:style-name="P5">using Aws Deployment file to deploying jar to live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1:19:11.370442175</meta:creation-date>
    <dc:date>2018-05-24T11:33:34.120902408</dc:date>
    <meta:editing-duration>PT4M10S</meta:editing-duration>
    <meta:editing-cycles>1</meta:editing-cycles>
    <meta:document-statistic meta:table-count="0" meta:image-count="0" meta:object-count="0" meta:page-count="1" meta:paragraph-count="10" meta:word-count="80" meta:character-count="423" meta:non-whitespace-character-count="360"/>
    <meta:generator>LibreOffice/5.1.6.2$Linux_X86_64 LibreOffice_project/10m0$Build-2</meta:generator>
  </office:meta>
</office:document-meta>
</file>